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8.387cm"/>
    </style:style>
    <style:style style:name="Tableau1.B" style:family="table-column">
      <style:table-column-properties style:column-width="8.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f67f" officeooo:paragraph-rsid="0008f67f"/>
    </style:style>
    <style:style style:name="P2" style:family="paragraph" style:parent-style-name="Standard">
      <style:text-properties fo:font-weight="bold" officeooo:rsid="0008f67f" officeooo:paragraph-rsid="0008f67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8f67f" officeooo:paragraph-rsid="0008f67f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ae77b" officeooo:paragraph-rsid="000ae77b" style:font-weight-asian="bold" style:font-weight-complex="bold"/>
    </style:style>
    <style:style style:name="P6" style:family="paragraph" style:parent-style-name="Table_20_Contents">
      <style:text-properties fo:color="#55308d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95511" fo:font-weight="bold" officeooo:rsid="000ae77b" officeooo:paragraph-rsid="000ae77b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95511" fo:font-weight="bold" officeooo:rsid="00098499" officeooo:paragraph-rsid="0009849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paragraph-rsid="000e9951" style:font-weight-asian="bold" style:font-weight-complex="bold"/>
    </style:style>
    <style:style style:name="T1" style:family="text">
      <style:text-properties officeooo:rsid="00098499"/>
    </style:style>
    <style:style style:name="T2" style:family="text">
      <style:text-properties officeooo:rsid="000ae77b"/>
    </style:style>
    <style:style style:name="T3" style:family="text">
      <style:text-properties officeooo:rsid="000c166f"/>
    </style:style>
    <style:style style:name="T4" style:family="text">
      <style:text-properties fo:color="#e6e905" fo:font-weight="bold" style:font-weight-asian="bold" style:font-weight-complex="bold"/>
    </style:style>
    <style:style style:name="T5" style:family="text">
      <style:text-properties officeooo:rsid="000e99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P PROGRAMMATION ORIENTE OBJET 2022/2023</text:p>
      <text:p text:style-name="P1"/>
      <text:p text:style-name="P2">EXERCICE 0:</text:p>
      <text:p text:style-name="P1"/>
      <text:p text:style-name="P1"><text:span text:style-name="T4">2</text:span>- Tableau des environnement de développement</text:p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94910623153136">
          <table:table-cell table:style-name="Tableau1.A1" office:value-type="string">
            <text:p text:style-name="P6">LANGAGE DE PROGRAMMATION</text:p>
          </table:table-cell>
          <table:table-cell table:style-name="Tableau1.B1" office:value-type="string">
            <text:p text:style-name="P6"><text:s/><text:span text:style-name="T1">ENVIRONNEMENT DE </text:span><text:span text:style-name="T3">DÉVELOPPEMENT</text:span></text:p>
          </table:table-cell>
        </table:table-row>
        <table:table-row table:style-name="TableLine94910622956544">
          <table:table-cell table:style-name="Tableau1.A2" office:value-type="string">
            <text:p text:style-name="P8">C++</text:p>
          </table:table-cell>
          <table:table-cell table:style-name="Tableau1.B2" office:value-type="string">
            <text:p text:style-name="P9"><text:s/>- <text:span text:style-name="T1">Éditeur de texte: SUBLIME TEST,</text:span></text:p>
            <text:p text:style-name="P9"><text:span text:style-name="T1"><text:s/></text:span><text:span text:style-name="T5">VS CODE</text:span></text:p>
            <text:p text:style-name="P4"><text:s/>- <text:span text:style-name="T1">Compilateur: </text:span><text:span text:style-name="T5">G++</text:span><text:span text:style-name="T1"> <text:s text:c="2"/></text:span></text:p>
          </table:table-cell>
        </table:table-row>
        <table:table-row table:style-name="TableLine94910622957792">
          <table:table-cell table:style-name="Tableau1.A2" office:value-type="string">
            <text:p text:style-name="P7">JAVA</text:p>
          </table:table-cell>
          <table:table-cell table:style-name="Tableau1.B2" office:value-type="string">
            <text:p text:style-name="P4"><text:s/>- <text:span text:style-name="T2">Éditeur: Sublime Text</text:span></text:p>
            <text:p text:style-name="P4">- <text:span text:style-name="T2">IDE: Intelij</text:span></text:p>
            <text:p text:style-name="P5"><text:s/>interpréteur: Open JDK</text:p>
          </table:table-cell>
        </table:table-row>
        <table:table-row table:style-name="TableLine94910622958432">
          <table:table-cell table:style-name="Tableau1.A2" office:value-type="string">
            <text:p text:style-name="P7">P<text:span text:style-name="T2">YTHON</text:span></text:p>
          </table:table-cell>
          <table:table-cell table:style-name="Tableau1.B2" office:value-type="string">
            <text:p text:style-name="P4">-<text:span text:style-name="T2">Éditeur de text</text:span><text:span text:style-name="T3">e</text:span><text:span text:style-name="T2">: Sublime text</text:span></text:p>
            <text:p text:style-name="P4">- <text:span text:style-name="T2">IDE: Pycharm</text:span></text:p>
            <text:p text:style-name="P4">- <text:span text:style-name="T2">python 3.8.10</text:span></text:p>
          </table:table-cell>
        </table:table-row>
        <table:table-row table:style-name="TableLine94910622959072">
          <table:table-cell table:style-name="Tableau1.A2" office:value-type="string">
            <text:p text:style-name="P7">JAVASCRIPT</text:p>
          </table:table-cell>
          <table:table-cell table:style-name="Tableau1.B2" office:value-type="string">
            <text:p text:style-name="P4">- <text:span text:style-name="T2">Éditeur de text: Sublime text</text:span></text:p>
            <text:p text:style-name="P4">- <text:s/><text:span text:style-name="T2">Navigateur: Mozilla Firefox</text:span></text:p>
            <text:p text:style-name="P4">-<text:span text:style-name="T2">Nodej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03:26:23.086459791</meta:creation-date>
    <dc:date>2023-01-06T13:04:53.559198311</dc:date>
    <meta:editing-duration>PT2M1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1" meta:paragraph-count="21" meta:word-count="66" meta:character-count="427" meta:non-whitespace-character-count="372"/>
  </office:meta>
</office:document-meta>
</file>